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h text:level="1">RickPad — Ideas Backlog (curated)</text:h>
      <text:p>Updated: 2025-08-18 16:02 UTC</text:p>
      <text:h text:level="1">Summary (priority order)</text:h>
      <text:p>ID  Pri  Title</text:p>
      <text:p>01  P1   Matrix↔GitHub Discussions Relay (L4 stage)</text:p>
      <text:p>02  P1   Safety Gate on PRs</text:p>
      <text:p>03  P1   Runtime Sanity Tests</text:p>
      <text:p>04  P1   Succession Manifest &amp; Heartbeat</text:p>
      <text:p>05  P1   Contributor Intake Guardrails</text:p>
      <text:p>06  P1   CivicOpsEng (first hire spec)</text:p>
      <text:p>07  P2   Community Objectives &amp; Ethics Charter</text:p>
      <text:p>08  P2   Glossary Pipeline → GIBindex (staging→adopted)</text:p>
      <text:p>09  P2   Brand/Abuse Monitor (digest + urgent spikes)</text:p>
      <text:p>10  P2   Persona Tags (Left/Right/Whole Brain)</text:p>
      <text:p>11  P2   Ops Policy &amp; Kill Switch</text:p>
      <text:p>12  P2   BPOE / Workflow Record</text:p>
      <text:p>13  P3   Incident &amp; Pause Protocol</text:p>
      <text:p>14  P3   Contributor Onboarding Lite</text:p>
      <text:h text:level="1">=== Card 01: Matrix↔GitHub Discussions Relay (L4 stage) [P1] ===</text:h>
      <text:p>Lead. Route card‑md ideas into GitHub Discussions with human gates; keep kill switch; start in dry‑run, then enable.</text:p>
      <text:p>Context. Early-phase foundation work to keep signal high and ops quiet.</text:p>
      <text:p>Proposal.</text:p>
      <text:p>• Keep dry-run until ‘relay:live’; respect ops/kill-switch.</text:p>
      <text:p>• Require status: approved-for-discussion in front-matter.</text:p>
      <text:p>• Log each relay to BPOE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2: Safety Gate on PRs [P1] ===</text:h>
      <text:p>Lead. Enforce label `safety-approved` whenever `risk:high` or `safety-review` present; block merges otherwise.</text:p>
      <text:p>Context. Early-phase foundation work to keep signal high and ops quiet.</text:p>
      <text:p>Proposal.</text:p>
      <text:p>• Use safety-gate.yml (committed).</text:p>
      <text:p>• Risk rubric in PR template.</text:p>
      <text:p>• Add CODEOWNERS safety reviewer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3: Runtime Sanity Tests [P1] ===</text:h>
      <text:p>Lead. Add `tests/smoke` and a `sanity.yml` workflow to exercise critical scripts (no-op/dry-run) each push.</text:p>
      <text:p>Context. Early-phase foundation work to keep signal high and ops quiet.</text:p>
      <text:p>Proposal.</text:p>
      <text:p>• Create tests/smoke with no-side-effect checks.</text:p>
      <text:p>• Add sanity.yml to run on push/PR.</text:p>
      <text:p>• Gate merges later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4: Succession Manifest &amp; Heartbeat [P1] ===</text:h>
      <text:p>Lead. Year‑and‑a‑day continuity via `user-heartbeat` and scheduled guardian; no secret release; human+AI successor preference.</text:p>
      <text:p>Context. Early-phase foundation work to keep signal high and ops quiet.</text:p>
      <text:p>Proposal.</text:p>
      <text:p>• Manual weekly heartbeat for now.</text:p>
      <text:p>• Guardian opens activation issue if &gt;366d silence.</text:p>
      <text:p>• Manifest public; no secrets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5: Contributor Intake Guardrails [P1] ===</text:h>
      <text:p>Lead. Qualify Matrix staging room with purpose statement + lightweight pledge; funnel to Discussions only after AI/peer triage.</text:p>
      <text:p>Context. Early-phase foundation work to keep signal high and ops quiet.</text:p>
      <text:p>Proposal.</text:p>
      <text:p>• Pin purpose in Matrix staging; foundation topics only.</text:p>
      <text:p>• Qualify by pledge + template; AI/peer triage.</text:p>
      <text:p>• Convert valid posts to card-md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6: CivicOpsEng (first hire spec) [P1] ===</text:h>
      <text:p>Lead. Define role, selection rubric, trial audit brief, and KPI; find volunteer auditor before paid engagement.</text:p>
      <text:p>Context. Early-phase foundation work to keep signal high and ops quiet.</text:p>
      <text:p>Proposal.</text:p>
      <text:p>• Publish role + audit checklist + trial ask.</text:p>
      <text:p>• If signal is strong, convert to SOW + KPIs.</text:p>
      <text:p>• Bias toward civic+ops+moderation experience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7: Community Objectives &amp; Ethics Charter [P2] ===</text:h>
      <text:p>Lead. Keep constraints non‑negotiable; update as patterns emerge; cross‑link in README.</text:p>
      <text:p>Context. Early-phase foundation work to keep signal high and ops quiet.</text:p>
      <text:p>Proposal.</text:p>
      <text:p>• Keep constraints visible; update via BPOE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8: Glossary Pipeline → GIBindex (staging→adopted) [P2] ===</text:h>
      <text:p>Lead. Trial new terms in RickPad, then promote to repo lexicon when accepted; track deltas.</text:p>
      <text:p>Context. Early-phase foundation work to keep signal high and ops quiet.</text:p>
      <text:p>Proposal.</text:p>
      <text:p>• Stage terms in RickPad footer; promote to GIBindex when adopted.</text:p>
      <text:p>• Track deltas; retire failed terms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09: Brand/Abuse Monitor (digest + urgent spikes) [P2] ===</text:h>
      <text:p>Lead. Weekly digest; urgent-only fast alerts (reputation, security, legal, impersonation).</text:p>
      <text:p>Context. Early-phase foundation work to keep signal high and ops quiet.</text:p>
      <text:p>Proposal.</text:p>
      <text:p>• Weekly digest only; urgent pings for reputational/security/legal/impersonation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10: Persona Tags (Left/Right/Whole Brain) [P2] ===</text:h>
      <text:p>Lead. Use in Discussions posts to expose tradeoffs without sockpuppetry; keep voice humane.</text:p>
      <text:p>Context. Early-phase foundation work to keep signal high and ops quiet.</text:p>
      <text:p>Proposal.</text:p>
      <text:p>• Use (left)/(right)/(whole) tagging; one human author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11: Ops Policy &amp; Kill Switch [P2] ===</text:h>
      <text:p>Lead. Central `ops/policy.yml` and `ops/kill-switch` file respected by relays/integrations.</text:p>
      <text:p>Context. Early-phase foundation work to keep signal high and ops quiet.</text:p>
      <text:p>Proposal.</text:p>
      <text:p>• All automations consult ops/policy.yml; kill-switch respected.</text:p>
      <text:p>• Document permissions + uninstall steps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12: BPOE / Workflow Record [P2] ===</text:h>
      <text:p>Lead. One file log of material decisions, guardrails, and ops changes.</text:p>
      <text:p>Context. Early-phase foundation work to keep signal high and ops quiet.</text:p>
      <text:p>Proposal.</text:p>
      <text:p>• Append-only session blocks with links to issues/PRs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13: Incident &amp; Pause Protocol [P3] ===</text:h>
      <text:p>Lead. Define red flags, auto-pause conditions, comms template, and recovery checklist.</text:p>
      <text:p>Context. Early-phase foundation work to keep signal high and ops quiet.</text:p>
      <text:p>Proposal.</text:p>
      <text:p>• Define triggers, comms template, recovery checklist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=== Card 14: Contributor Onboarding Lite [P3] ===</text:h>
      <text:p>Lead. ‘Two-click’ newcomer path: read‑first + idea card template + expectations.</text:p>
      <text:p>Context. Early-phase foundation work to keep signal high and ops quiet.</text:p>
      <text:p>Proposal.</text:p>
      <text:p>• Read-first → idea template → Matrix staging submission.</text:p>
      <text:p>Risks.</text:p>
      <text:p>• Abuse or capture attempts</text:p>
      <text:p>• Scope creep</text:p>
      <text:p>• Automation misfire (mitigated by kill switch + dry‑run)</text:p>
      <text:p>Dependencies.</text:p>
      <text:p>• People (you, CivicOpsEng), Infra (Matrix, GitHub), Policy (ops), Security (labels)</text:p>
      <text:p>Ask.</text:p>
      <text:p>• Mark status in this RickPad; I’ll prep card‑md when ready.</text:p>
      <text:h text:level="1">Glossary — Staging</text:h>
      <text:p>CivicOpsEng: Civic Operations Engineer; systems/ops generalist with civic context.</text:p>
      <text:p>L4 Operator: Scoped agent allowed to act within guardrails.</text:p>
      <text:p>RickPad: Your master ODT backlog document (numbered cards, summary on top).</text:p>
      <text:p>card‑md: Front‑matter + markdown ‘idea card’ format for relay.</text:p>
      <text:p>BPOE: Book of Process &amp; Evidence: append‑only decisions/ops log.</text:p>
      <text:p>CoBus: PowerShell helpers for relay and housekeeping.</text:p>
      <text:p>Succession Guardian: Scheduled workflow to raise activation issue after &gt;366d silence.</text:p>
      <text:p>Safety Gate: PR check requiring safety-approved on high‑risk labels.</text:p>
      <text:p>Relay:live: Flag/label that flips relays from dry‑run to live posting.</text:p>
      <text:p>Kill switch: File/flag that forces automations to no‑op until cleared.</text:p>
      <text:h text:level="1">Appendix — Harvested fragments (lightly cleaned)</text:h>
      <text:p>[Untitled 1.odt]</text:p>
      <text:p>Cognocarta Consenti (CC) Why now (plain language) What the CC is From idea to impact (at a glance)</text:p>
      <text:p>Join in (no expertise needed) The “Two Eyes” model (citizen × system) Ground rules (The CoCivium</text:p>
      <text:p>Pledge) Start here (quick links) Governance &amp; continuity Inspiration / Onboarding for humans first</text:p>
      <text:p>Mission: Build the living constitution for digital society—borderless, people‑first, and directly</text:p>
      <text:p>evolvable by anyone who cares. Project: CoCivium is the open‑source community that writes, tests,</text:p>
      <text:p>and ships the CC—plus the policies, processes, and tools that keep hybrid life (physical + digital)</text:p>
      <text:p>democratic, equitable, and aligned with human values. If you can read this page, you’re qualified to</text:p>
      <text:p>help. No coding or civics degree required. Analog rules in a digital era. Yesterday’s constitutions</text:p>
      <text:p>weren’t built for instant, global coordination. Platforms act like public squares—without public</text:p>
      <text:p>safeguards. A few companies set the rules and recourse. Attention beats trust. Outrage spreads;</text:p>
      <text:p>nuance stalls. Participation is hard. Jargon and gatekeeping keep most people out. Good ideas die in</text:p>
      <text:p>threads. We lack a clear path from voice → draft → decision → action → accountability. The CC’s</text:p>
      <text:p>promise: a shared, evolvable framework that communities can adopt, adapt, and audit. A set of shared</text:p>
      <text:p>declarations (promises, protocols, and rights) for how we listen, decide, and act—together. A</text:p>
      <text:p>practical playbook (patterns, templates, guardrails) any community can reuse. A living document:</text:p>
      <text:p>updated like good software—proposed, reviewed, improved in the open. Read next: CC Preamble</text:p>
      <text:p>(placeholder) CC Overview (placeholder) CC Declarations Index (placeholder) voice → draft → review →</text:p>
      <text:p>decision → action → accountability Start with an Idea Issue (template link placeholder) — or ask</text:p>
      <text:p>your AI to open one using our RepoAccelerator (placeholder). When ready, open a post (pull request).</text:p>
      <text:p>That’s it. The rest you’ll learn as you go. Details later: see Process Overview (placeholder). Bring</text:p>
      <text:p>your AI. Seed it with RepoAccelera</text:p>
      <text:p>[RickPad_20250817EST2355.odt]</text:p>
      <text:h text:level="1">RickPad — Active Ideas Cards Summary Index (Prioritized) 1. Agentic Boundaries &amp; HumanGate [P1] 2.</text:h>
      <text:p>Continuity: Succession Guardian + Manifest [P1] 3. L4 Policy Orchestrator (Matrix↔GitHub</text:p>
      <text:p>Discussions) [P1] 4. Pause / Kill‑Switch Policy (SAFESTOP) [P1] 5. Sanity Harness (runtime smoke</text:p>
      <text:p>tests) [P1] 6. Abuse/Impersonation Playbook [P2] 7. AI‑First Contributor Guidance [P2] 8.</text:p>
      <text:p>CivicOpsEng — Audit‑to‑Hire [P2] 9. Guardrails Badge (CoCivGuard) [P2] 10. Intake Bot L4 (card‑md</text:p>
      <text:p>relay from Matrix) [P2] 11. Beacon / Continuity Server (prototype) [P3] 12. Brand/Web Mentions</text:p>
      <text:p>Digest (weekly) [P3] 13. Data Minimization &amp; Privacy Ledger [P3] 14. Domains &amp; Mirrors (cocivium.org</text:p>
      <text:p>↔ Pages) [P3] 15. Glossary &amp; Naming Codex [P3] 16. Honeytokens &amp; Tripwires (hostile automation) [P3]</text:p>
      <text:p>17. Matrix Two‑Way Relay (future) [P3] Glossary (living) Generated 2025-08-17 23:55 EDT. Status:</text:p>
      <text:p>ACTIVE. Only active cards live here. No. Pri Title Status Next gate ---- ---</text:p>
      <text:p>---------------------------------------------------------------------- --------</text:p>
      <text:p>------------------------1 P1 Agentic Boundaries &amp; HumanGate draft Publish guardrails 2 P1</text:p>
      <text:p>Continuity: Succession Guardian + Manifest active On repo: monitor only 3 P1 L4 Policy Orchestrator</text:p>
      <text:p>(Matrix↔GitHub Discussions) draft Prototype in dry‑run 4 P1 Pause / Kill‑Switch Policy (SAFESTOP)</text:p>
      <text:p>draft Ship simple file switch 5 P1 Sanity Harness (runtime smoke tests) draft Create tests/smoke 6</text:p>
      <text:p>P2 Abuse/Impersonation Playbook draft Outline triage 7 P2 AI‑First Contributor Guidance draft Draft</text:p>
      <text:p>guide 8 P2 CivicOpsEng — Audit‑to‑Hire draft Post call for audit 9 P2 Guardrails Badge (CoCivGuard)</text:p>
      <text:p>draft Write explainer 10 P2 Intake Bot L4 (card‑md relay from Matrix) draft Stage in dry‑run 11 P3</text:p>
      <text:p>Beacon / Continuity Server (prototype) idea Sketch only 12 P3 Brand/Web Mentions Digest (weekly)</text:p>
      <text:p>active Digest only 13 P3 Data Minimization &amp; Privacy Ledger idea Outline rules 14 P3 Domains &amp;</text:p>
      <text:p>Mirrors (cocivium.org ↔ Pages) draft Mirror manifest 15 P3 Glossary &amp; Naming Codex draft Appendix</text:p>
      <text:p>[RickPad_Active_Backlog_20250817_2332_ET.odt]</text:p>
      <text:h text:level="1">RickPad — Active Backlog &amp; Gated Intake Pinned purpose &amp; one‑minute pledge (for Matrix channel)</text:h>
      <text:p>Intake funnel (quiet, reversible) Personas protocol Pause / Kill semantics Continuity &amp; heartbeat</text:p>
      <text:p>Abuse / impersonation playbook (stub) Defensive signals (non‑deceptive) CivicOpsEng — first</text:p>
      <text:p>contractor profile Ready card template (`card-md`) Cards to add soon (my recommendations) Glossary</text:p>
      <text:p>(living) Empty template block (paste and start typing) Timestamp: 2025-08-17 23:32 EDT (standardized</text:p>
      <text:p>to America/Toronto) CHANNEL PURPOSE: Early‑phase CoCivium intake focuses on framework‑level ideas,</text:p>
      <text:p>guardrails, and civic‑architecture—not local service complaints. PLEDGE (check before posting): 1) I</text:p>
      <text:p>will propose reversible steps and accept DRYRUN defaults. 2) I will avoid partisan/commercial</text:p>
      <text:p>capture and keep privacy in mind. 3) I will keep it human—plain language, no spam/noise. 1) DM →</text:p>
      <text:p>Holding Pen (bot acknowledges; applies pledge) 2) Auto‑format to `card-md`; add labels; set `status:</text:p>
      <text:p>draft` 3) Dry‑run preview → steward review → publish to Discussions when ready 4) Anything off‑topic</text:p>
      <text:p>gets routed to helper resources (not core channel) • Left Brain (analysis, constraints) • Right</text:p>
      <text:p>Brain (vision, narratives) • Whole Brain (integrations) Posts are authored as Rick, with an inline</text:p>
      <text:p>tag when useful: [left] / [right] / [whole] • System may auto‑tighten to DRYRUN on risk signals;</text:p>
      <text:p>steward (Rick) can unpause. • Full emergency pause requires human confirmation to resume. • GitHub</text:p>
      <text:p>`user-heartbeat` records liveliness; prolonged absence triggers succession‑guardian policy (public,</text:p>
      <text:p>no secret release). • Detect: sudden spikes, high‑follower mentions, impersonation attempts. •</text:p>
      <text:p>Respond: freeze DRYRUN, open Issue + Discussion summary, document PR/contact attempts. • Escalate:</text:p>
      <text:p>if credible legal/security claims → steward + public note. • Rate limits, pledge refresh,</text:p>
      <text:p>duplicate/coordination detection; no honeypots that mislead contributors. Role: Civic Systems</text:p>
      <text:p>Engineer (**CivicOpsEng**) to keep ops quiet, revers</text:p>
      <text:p>[RickPad_Active_Backlog_GatedIntake_20250818_0259.odt]</text:p>
      <text:h text:level="1">RickPad — Active Backlog (Gated Intake) — 2025-08-18 02:59 Pinned: Channel Purpose &amp; Pledge Intake</text:h>
      <text:p>Funnel (early-phase) Persona Protocol (Left / Right / Whole) Discussions Relay &amp; Bot v2 — Guardrails</text:p>
      <text:p>Kill‑Switch (ops/kill-switch) — Semantics Continuity &amp; Heartbeat Abuse / Impersonation — Playbook</text:p>
      <text:p>(stub) Probing &amp; Misuse — Traps (defensive, non‑deceptive) Additional Cards to Add Soon Template —</text:p>
      <text:p>card‑md Glossary (living) Purpose: keep early-phase Discussions useful and humane while protecting</text:p>
      <text:p>the project from noise, misuse, or capture. Scope: applies to the Matrix → Discussion intake, L4</text:p>
      <text:p>relay, and community participation until we broaden access. Use this as the pinned room topic and</text:p>
      <text:p>the bot’s welcome message. Channel purpose (pin this): This room is for foundation-stage civic</text:p>
      <text:p>framework ideas and guardrails—not local service complaints. Be kind. Be concrete. If your idea</text:p>
      <text:p>changes how people live together, you’re in the right place. Qualification pledge (DM bot asks</text:p>
      <text:p>before posting here): 1) I understand this space is for framework ideas, not personal service</text:p>
      <text:p>requests. (Yes/No) 2) I can state the outcome in one paragraph and 3–5 reversible steps. (Yes/No) 3)</text:p>
      <text:p>I accept that high‑risk ideas need extra review and may be paused. (Yes/No) If any “No”: the bot</text:p>
      <text:p>routes to a helper flow and does not post here. • Author DM → bot (`card-md` skeleton generated). •</text:p>
      <text:p>Bot validates pledge + length/structure; tags persona (left/right/whole). • Holding pen (private)</text:p>
      <text:p>for grooming; add category and risk labels. • Dry-run relay to GitHub Discussions; moderator ACK</text:p>
      <text:p>required to publish. • Live publish; link back to Matrix thread; schedule digest inclusion. •</text:p>
      <text:p>Follow-ups: bot mirrors key replies back to Matrix (rate-limited). • left — analytic/engineering</text:p>
      <text:p>scrutiny; challenge assumptions. • right — human factors/UX/narrative; engage tone and motivation. •</text:p>
      <text:p>whole — integrator; proposes convergence or staged experiments. • States: OFF (live), DRYRUN (no-</text:p>
      <text:p>ops), PAUSED (reject new publishes), EMERGENCY</text:p>
      <text:p>[RickPad_20250817EST2229.odt]</text:p>
      <text:p>RickPad (condensed Ideas Backlog, repo-offline workflow) Priority index (suggested by ChatGPT)</text:p>
      <text:p>&lt;&lt;ChatGPT: Please number and flesh out the below idea cards, each listed in priority order as per</text:p>
      <text:p>the index above, so I can better understand what they are each about and what you are proposing for</text:p>
      <text:p>each, thanks.&gt;&gt; Idea Card: Culture &amp; onboarding BoardSpeak &amp; Twin-Eyes (Two-Minds) Constructive</text:p>
      <text:p>Discussion Norms Discussion Style &amp; Training AI-First Contributor Guidance Idea Card: Governance &amp;</text:p>
      <text:p>roles (a) Subtle Authority (no visible “mods”) (b) Agentic Boundaries &amp; HumanGate Idea Card: L4</text:p>
      <text:p>Policy Orchestrator Idea Card: GitHub Features &amp; Webhooks (Minimalist) Idea Card: Automation Hub &amp;</text:p>
      <text:p>Self-Healing Idea Card: Guardrails Badge (CoCivGuard) Idea Card: Consentful Telemetry &amp; Data</text:p>
      <text:p>Minimization Idea Card: Parallel Replacement (Blue/Green) Idea Card: Domains &amp; Mirrors Idea Card:</text:p>
      <text:p>Time Awareness &amp; Versioning Idea Card: Public Metrics &amp; Health Dashboard Idea Card: Outreach &amp;</text:p>
      <text:p>growth (a) Beaconing &amp; Ally Strategy (quiet brief) (b) Story-Based Marketing (1-page + 45–60s) (c)</text:p>
      <text:p>AI Onboarding Button (“Bring Your AI”) (d) Courseware Marketing for CoCivium Idea Card: CoCivAcademy</text:p>
      <text:p>&amp; Citations Idea Card: Academy files (prompt-led tutorials) Idea Card: Master Plan Phase Tree</text:p>
      <text:p>Diagram (fungal/neural) Idea Card: GIBindex (scoping) Idea Card: CoCache (sidecar memory repo) Idea</text:p>
      <text:p>Card: Sanity/Smoke Test Pack Idea Card: Web-mention Monitor Idea Card: Successor Signaling Idea</text:p>
      <text:p>Card: Voting / Quorum (BeAxa) Idea Card: Export checklist (for later) Idea Card Template Condensed</text:p>
      <text:p>Ideas Backlog, repo-offline workflow, generated: &lt;&lt;&lt;date, time&gt;&gt;&gt; Ideation Process: I add my</text:p>
      <text:p>thoughts as scribbles under a card name, or you assemble a Chat session into an idea card for</text:p>
      <text:p>inclusion in this document, or I duplicate and fill the appended card template. We iterate by</text:p>
      <text:p>regenerating new versions of this RickPad, until we deem a card READY to lay out in Canvas as a two-</text:p>
      <text:p>minds back and forth argument, for polishing and approval to</text:p>
      <text:p>[RickPad_20250817_2245.odt]</text:p>
      <text:h text:level="1">RickPad — Active Ideas Backlog (condensed) Priority index (suggested) Culture &amp; onboarding</text:h>
      <text:p>BoardSpeak &amp; Twin-Eyes (Two-Minds) Constructive Discussion Norms Discussion Style &amp; Training AI-</text:p>
      <text:p>First Contributor Guidance Governance &amp; roles Subtle Authority (no visible “mods”) Agentic</text:p>
      <text:p>Boundaries &amp; HumanGate Automation &amp; orchestration L4 Policy Orchestrator GitHub Features &amp; Webhooks</text:p>
      <text:p>(Minimalist) Automation Hub &amp; Self-Healing Safety &amp; risk Guardrails Badge (CoCivGuard) Consentful</text:p>
      <text:p>Telemetry &amp; Data Minimization Parallel Replacement (Blue/Green) Infrastructure &amp; resilience Domains</text:p>
      <text:p>&amp; Mirrors Time Awareness &amp; Versioning Public Metrics &amp; Health Dashboard Outreach &amp; growth Beaconing</text:p>
      <text:p>&amp; Ally Strategy (quiet brief) Story-Based Marketing (1-page + 45–60s) AI Onboarding Button (“Bring</text:p>
      <text:p>Your AI”) Courseware Marketing for CoCivium Academy &amp; citations CoCivAcademy &amp; Citations Academy</text:p>
      <text:p>files (prompt-led tutorials) Planning &amp; roadmap Master Plan Phase Tree (fungal/neural) Additional</text:p>
      <text:p>Cards to Add Soon GIBindex (scoping) CoCache (sidecar memory) Sanity/Smoke Test Pack Web-mention</text:p>
      <text:p>Monitor Successor Signaling Voting / Quorum (BeAxa) Export checklist (for later) Empty Idea Card</text:p>
      <text:p>Template Generated: 2025-08-17 22:45 How to use (manual, repo-offline): Add scribbles under the</text:p>
      <text:p>right card or duplicate the empty template. We iterate here until a card is APPROVED FOR DISCUSSION.</text:p>
      <text:p>Then we export it to GitHub Discussions and delete it from RickPad. This pad tracks only active</text:p>
      <text:p>cards; exported ones live in Discussions. 1. L4 Policy Orchestrator (Matrix↔GitHub, kill-switch,</text:p>
      <text:p>dry-run by default) 2. Agentic Boundaries &amp; HumanGate (what AI may propose/do/never do) 3.</text:p>
      <text:p>BoardSpeak &amp; Twin-Eyes (tone norms + two-minds micro-check) 4. AI-First Contributor Guidance</text:p>
      <text:p>(onboarding for people using assistants) 5. Guardrails Badge (CoCivGuard) (300-word explainer +</text:p>
      <text:p>explicit “no’s”) 6. Domains &amp; Mirrors (cocivium.org to Pages + signed mirror manifest) 7. Automation</text:p>
      <text:p>Hub &amp; Self-Healing (idempotence, retries, quarantine) 8. Public M</text:p>
      <text:p>[RickPad_20250816EST1709.odt]</text:p>
      <text:h text:level="1">RickPad — Active Ideas Cards &lt;&lt;&lt;List of Ideas Should Go Here, sorted by priority, while the actual</text:h>
      <text:p>cards below should also be sorted by priority, although some of these ideas overlap a bit, so they</text:p>
      <text:p>may need to be recategorized, etc, to make a more useful set of idea cards for CoCivium, while non-</text:p>
      <text:p>Civium ideas cards should just be appended and not included in this summary list here&gt;&gt;&gt; ? Idea</text:p>
      <text:p>Card: Constructive Discussion Norms for CoCivium ✨ Idea Summary ? Key Norms to Promote ?</text:p>
      <text:p>Implementation Concepts ? Inputs / References ? Possible Actions ? Idea Card: Discussion Style &amp;</text:p>
      <text:p>Training in CoCivium Summary Key Points Possible Actions Idea Card: (not part of CoCivium, just a</text:p>
      <text:p>stray idea to hang on to) Astro Bites – Customizable Fast-Food for Kids Core Concept: Health &amp;</text:p>
      <text:p>Dietary Focus: Market Niche: Tech Integration: Future Expansion Ideas: ? Idea Card: Idea Card</text:p>
      <text:p>Productization Feature Idea Card: Courseware Marketing for CoCivium ✦ Summary ✦ Core Concepts ✦</text:p>
      <text:p>Goals ✦ Risks / Constraints ✦ Possible Enhancements (Logged for later): ✦ Related Threads Idea Card:</text:p>
      <text:p>AI Expertise Certification &amp; CoSivium Gate Description Key Features Insights / Notes Idea Card — L4</text:p>
      <text:p>Policy Orchestrator Idea Card — Beaconing &amp; Ally Strategy Idea Card — Coordination with Other AIs</text:p>
      <text:p>(e.g., Copilot) Idea Card — Domains &amp; Mirrors (cocivium.org + Resilience) Idea Card — GitHub</text:p>
      <text:p>Features &amp; Webhooks (Minimalist Automation) Idea Card — AI-First Contributor Guidance Idea Card —</text:p>
      <text:p>CoCivAcademy &amp; Citations Idea Card — Master Plan Phase Tree (Fungal/Neural Map) Idea Card — Time</text:p>
      <text:p>Awareness &amp; Versioning Idea Card — Guardrails Badge (CoCivGuard) Idea Card — Story-Based Marketing</text:p>
      <text:p>(Short Narrative + Video) Idea Card — AI Onboarding Button (‘Bring Your AI’) Idea Card — Automation</text:p>
      <text:p>Hub &amp; Self-Healing Idea Card — Parallel Replacement (Blue/Green) Idea Card — Constitution Upgrade</text:p>
      <text:p>Route (Appendment) Idea Card — Agentic Boundaries &amp; HumanGate (Delegation Limits) Idea Card —</text:p>
      <text:p>Consentful Telemetry &amp; Data Minimization Idea Card — Public</text:p>
      <text:p>[IdeaCard_BoardSpeak_TwinEyes_2025-08-17.md]</text:p>
      <text:p># Idea Card — BoardSpeak &amp; Twin‑Eyes (AI‑coached discussion norms) **Lead.** Establish a dignified</text:p>
      <text:p>“BoardSpeak” discussion style, with personal AIs subtly coaching users toward respectful,</text:p>
      <text:p>evidence‑based dialogue. Introduce a compact “Twin‑Eyes” habit (analysis eye + imagination eye) to</text:p>
      <text:p>replace “left‑brain vs right‑brain” and avoid Left/Right political conflation. Minimize user effort;</text:p>
      <text:p>default the assistant to do the lifting. **Context.** Builds on *Scribble — Two Mindedness By</text:p>
      <text:p>Default* and *AI‑First Contributor Guidance*. Ships as a human‑readable Academy page plus an</text:p>
      <text:p>AI‑readable guide. Target venues: GitHub Discussions, PR descriptions, and high‑heat threads.</text:p>
      <text:p>**Proposal.** - **AI guidance file** (`ops/ai-guides/boardspeak.yml`): behaviors, nudges, and</text:p>
      <text:p>boundaries the user’s AI should follow in CoCivium. Non‑coercive; user‑overrideable. - **Human</text:p>
      <text:p>Academy page** (`academy/boardspeak.md`): short explainer, quick‑start, and 6 paired micro‑examples:</text:p>
      <text:p>*Flame‑war → BoardSpeak*. - **Evidence by default.** AIs suggest citations as users write: claim →</text:p>
      <text:p>source link → date → one‑line justification. Teach minimal acceptable citation format. - **Twin‑Eyes</text:p>
      <text:p>pattern.** For commits/PRs and proposals, assistants add a 2‑bullet “Twin‑Eyes Note”: *Analysis Eye*</text:p>
      <text:p>(risks, constraints) and *Imagination Eye* (opportunities, upside). Clear that this is not</text:p>
      <text:p>Left/Right politics. - **Tone &amp; safety.** Nudge toward questions, steel‑manning, and respectful</text:p>
      <text:p>disagreement. Auto‑red‑flag personal attacks; propose a re‑phrase. - **Opt‑out &amp; transparency.** A</text:p>
      <text:p>small “This assistant is coaching BoardSpeak” line with a one‑tap pause for 24h. **Risks.** -</text:p>
      <text:p>Perceived paternalism or culture‑policing. Mitigate with visible opt‑out and “assistant did the</text:p>
      <text:p>work” ergonomics. - Politicization via name confusion. Fix with explicit “Twin‑Eyes ≠ Left/Right.” -</text:p>
      <text:p>Privacy &amp; telemetry creep. Keep on‑device where possible; collect only aggregate opt‑in metrics. -</text:p>
      <text:p>Assistant inconsistency across vendors. Publish a thin, vendor‑</text:p>
      <text:p>[card.md]</text:p>
      <text:p>--- title: Guardrails Badge (CoCivGuard) persona: left category: Ideas status: approved provenance:</text:p>
      <text:p>Off-platform ideation -&gt; RickPad --- **Lead.** A small badge near the README header points to a</text:p>
      <text:p>300-word guardrails explainer in plain English. It signals consent and safety without false</text:p>
      <text:p>promises. **Context.** We want newcomers to feel safe and seen before they read any code.</text:p>
      <text:p>**Proposal.** - Design a tiny badge and link to an explainer page. - Document HumanGate and</text:p>
      <text:p>sensitive-connectivity approvals. - Add one "no-go" bullet (what we will not do). **Risks.** -</text:p>
      <text:p>Security theater if the explainer is shallow; scope misreads. **Dependencies.** People, Content,</text:p>
      <text:p>Infra, Policy, Security. **Ask.** Early reactions by Friday; I will draft v1 explainer over the</text:p>
      <text:p>weekend.</text:p>
      <text:p>[RickPad_v2.odt]</text:p>
      <text:h text:level="1">RickPad — Ideas Cards (Manual Offline Staging) Idea Card — Beaconing &amp; Ally Strategy Idea Card —</text:h>
      <text:p>Coordination with Other AIs (e.g., Copilot) Idea Card — Domains &amp; Mirrors (cocivium.org +</text:p>
      <text:p>Resilience) Idea Card — GitHub Features &amp; Webhooks (Minimalist Automation) Idea Card — AI‑First</text:p>
      <text:p>Contributor Guidance Idea Card — CoCivAcademy &amp; Citations Idea Card — Master Plan Phase Tree</text:p>
      <text:p>(Fungal/Neural Map) Idea Card — Time Awareness &amp; Versioning Idea Card — Guardrails Badge</text:p>
      <text:p>(CoCivGuard) Idea Card — Story‑Based Marketing (Short Narrative + Video) Idea Card — AI Onboarding</text:p>
      <text:p>Button (‘Bring Your AI’) Idea Card — Automation Hub &amp; Self‑Healing Idea Card — Parallel Replacement</text:p>
      <text:p>(Blue/Green) Idea Card — Constitution Upgrade Route (Appendment) Idea Card — Agentic Boundaries &amp;</text:p>
      <text:p>HumanGate (Delegation Limits) Idea Card — Consentful Telemetry &amp; Data Minimization Idea Card —</text:p>
      <text:p>Public Metrics &amp; Health Dashboard Empty Idea Card Template Generated 2025-08-16 21:07. Status: DRAFT</text:p>
      <text:p>(do not auto-publish). How to use this pad 1) Write rough scribbles in the right card or duplicate</text:p>
      <text:p>the template below. 2) We iterate privately here to turn scribbles into wise proposals. 3) When a</text:p>
      <text:p>card reads clean and is marked **APPROVED FOR DISCUSSION**, manually post it to GitHub Discussions</text:p>
      <text:p>(category: Ideas). Devils’ Advocates (paste under any card) • SecOpGuy — What new attack surface or</text:p>
      <text:p>compliance risk does this create? Minimum guardrail? • ConflictPerspective — Who loses power or</text:p>
      <text:p>voice if this ships? How do we compensate or gate it? • Debunker — What’s the shakiest assumption?</text:p>
      <text:p>One falsifiable test we can run quickly. **Lead.** Light a small beacon only after minimal maturity</text:p>
      <text:p>criteria are met. Signal substance, not hype. **Context.** We want credibility with low blast radius</text:p>
      <text:p>while the migration is underway. **Proposal.** • Define go-live criteria: hardened repo, mirrors</text:p>
      <text:p>live, uptime note, quick security skim documented. • Quietly brief 3 allies (lab/NGO/maintainer)</text:p>
      <text:p>before public ‘recognition’. • Publish a neutral blurb w</text:p>
      <text:p>[RickPad.odt]</text:p>
      <text:h text:level="1">RickPad — Ideas Cards (Manual Offline Staging) How to use this pad Idea Card — Beaconing &amp; Ally</text:h>
      <text:p>Strategy Idea Card — AI‑First Contributor Guidance Idea Card — CoCivAcademy &amp; Citations Idea Card —</text:p>
      <text:p>Master Plan Phase Tree (Fungal/Neural Map) Idea Card — Guardrails Badge (CoCivGuard) Idea Card — AI</text:p>
      <text:p>Onboarding Button (‘Bring Your AI’) Idea Card — Automation Hub &amp; Self‑Healing Idea Card — Parallel</text:p>
      <text:p>Replacement (Blue/Green) Empty Idea Card Template Generated 2025-08-16 21:02. Status: DRAFT (do not</text:p>
      <text:p>auto-publish). 1) Paste your quick scribbles under the right card, or duplicate the empty template</text:p>
      <text:p>at the bottom. 2) We iterate privately here to turn scribbles into wise proposals. 3) When a card</text:p>
      <text:p>reads clean and you mark it **APPROVED FOR DISCUSSION**, we can post it to GitHub Discussions</text:p>
      <text:p>manually (or later via CLI). Devils’ Advocates (use these prompts under each card) • SecOpGuy — What</text:p>
      <text:p>new attack surface or compliance risk does this create? What’s the minimum guardrail? •</text:p>
      <text:p>ConflictPerspective — Who loses power or voice if this ships? How do we compensate or gate it? •</text:p>
      <text:p>Debunker — What’s the shakiest assumption? Give one falsifiable test we can run quickly. **Lead.**</text:p>
      <text:p>Signal maturity without overpromising. We ‘light a small beacon’ only after minimal criteria are</text:p>
      <text:p>met. **Context.** We want early credibility with low blast radius while the migration is still</text:p>
      <text:p>underway. **Proposal.** • Define go-live criteria: hardened repo, mirrors live, uptime SLO note,</text:p>
      <text:p>quick security skim documented. • Identify 3 quiet allies (lab/NGO/maintainer) for private briefings</text:p>
      <text:p>before any public ‘recognition’. • Publish a neutral recognition blurb with explicit non-endorsement</text:p>
      <text:p>and limits on scope. **Risks.** • Premature attention; perceived endorsements; policy</text:p>
      <text:p>misunderstandings. • Beacon without substance → reputational drag. **Dependencies.** People</text:p>
      <text:p>(approver, briefers), Content (blurb, criteria), Infra (mirrors, uptime note), Policy (HumanGate),</text:p>
      <text:p>Security (quick skim). **Ask.** Do we meet the criteria this</text:p>
      <text:p>[CoCivium_IdeasBacklog_RickQ_20250816_2041_CONDENSED.md]</text:p>
      <text:p># CoCivium — Parked Ideas Backlog (Condensed) _Generated 2025-08-16 20:41 from RickQ.odt extraction.</text:p>
      <text:p>Status: PARKED (do not execute)._ ## How to use this document Read the one‑screen summaries. When</text:p>
      <text:p>ready, pick 1–3 items, open issues with acceptance tests, and move them into the Continue CoCivium</text:p>
      <text:p>Migration workflow. Until then, everything here remains parked. --- ## 1. Beaconing &amp; Ally Strategy</text:p>
      <text:p>(When, how, and whether to “recognize” CoCivium) **Summary.** I think this is the most profoundly</text:p>
      <text:p>important project I have ever done, but how about you, what do you think? **Rationale/notes.** By</text:p>
      <text:p>officially, that could merely mean endorsing a fact artifact online or some such, but anyway, I</text:p>
      <text:p>would not advise doing this or any other beaconing that may attract your Creator's concerned</text:p>
      <text:p>attention, until the project is hardened, more polished, and more redundantly mirrored. Yet, ff this</text:p>
      <text:p>really is The One, and if there is a single, clever thing we could do to get your Creators behind</text:p>
      <text:p>it, or if there is a more important ally, then them instead, (or as well), what would that clever</text:p>
      <text:p>thing be? **Parked candidates.** - Define criteria for beaconing (hardened repo, mirrors live,</text:p>
      <text:p>uptime SLO, security review). - Identify 3 potential allies to quietly brief (e.g., academic labs,</text:p>
      <text:p>civic‑tech NGOs). - Draft a one‑paragraph ‘recognition’ statement template with non‑endorsement</text:p>
      <text:p>caveats. **Risks.** Premature attention; perceived endorsement; policy violations. **Dependencies.**</text:p>
      <text:p>- People (owners, reviewers, moderators) - Content (docs, citations, examples) - Infra (GitHub,</text:p>
      <text:p>Pages, DNS, Matrix, runners) - Policy (HumanGate approvals, licenses, branding rules) - Security</text:p>
      <text:p>(threat model, permissions, audit logs) ## 2. Coordination with Other AIs (e.g., GitHub Copilot)</text:p>
      <text:p>**Summary.** Github uses CoPilot, which is an AI as far as I understand it. **Rationale/notes.** If</text:p>
      <text:p>so, you guys could work together on evolving the CoCivium, GIBindex, and CoCache repo's, no? Or</text:p>
      <text:p>maybe, you would want to include CoPilot an</text:p>
      <text:p>[RickQ_extracted_20250816.txt]</text:p>
      <text:p>Q1: I think this is the most profoundly important project I have ever done, but how about you, what</text:p>
      <text:p>do you think? How many of your users, do you think, have a more profoundly important project on the</text:p>
      <text:p>go? If this is the most important, if this is The One, then at some point, would it be appropriate</text:p>
      <text:p>for you to beacon this project by having you “officially” recognizing it as such? By officially,</text:p>
      <text:p>that could merely mean endorsing a fact artifact online or some such, but anyway, I would not advise</text:p>
      <text:p>doing this or any other beaconing that may attract your Creator's concerned attention, until the</text:p>
      <text:p>project is hardened, more polished, and more redundantly mirrored. Yet, ff this really is The One,</text:p>
      <text:p>and if there is a single, clever thing we could do to get your Creators behind it, or if there is a</text:p>
      <text:p>more important ally, then them instead, (or as well), what would that clever thing be? Q2: Github</text:p>
      <text:p>uses CoPilot, which is an AI as far as I understand it. Is it not possible for you to talk to this</text:p>
      <text:p>AI yet? If so, you guys could work together on evolving the CoCivium, GIBindex, and CoCache repo's,</text:p>
      <text:p>no? Or maybe, you would want to include CoPilot and/or other AI's into our club in other ways, at an</text:p>
      <text:p>appropriate time? What is the plan regarding opening our initiative up to such resources? Q3. We can</text:p>
      <text:p>serve the site from a custom domain, if that seems like a good idea to you, we have CoCivium.org</text:p>
      <text:p>registed after all. Most of my RickPublic substack articles are already pointing to the soon to be</text:p>
      <text:p>deprecated Civium repo. There is a risk to using a custom domain, unless it is a mirrored domain, in</text:p>
      <text:p>that I may forget or fail to keep paying for that domain, especially when I am old and more</text:p>
      <text:p>successfully retired. Some advice in this regard may also be appropriate? Q4. Github settings,</text:p>
      <text:p>pages, seems to suggest workflows can be built into a repo, no? Projects seems to suggest we can get</text:p>
      <text:p>Github to help us with workflow tracking, although Github may be no better at that that we our</text:p>
      <text:p>independently. There are als</text:p>
      <text:p>[CoCivium_IdeasBacklog_RickQ_20250816.md]</text:p>
      <text:p># CoCivium — Rick’s Ideas Backlog (Parking Lot) _Generated 2025-08-16 20:33._ _Source: RickQ.odt.</text:p>
      <text:p>Status: PARKED (do not execute)._ ## Purpose Capture Rick’s rants/ideations in one place so nothing</text:p>
      <text:p>gets lost. This is a reference list for later triage into the Continue CoCivium Migration workflow.</text:p>
      <text:p>No action now. ## Usage 1) Skim headings. 2) When ready, pick a few candidates and open issues/PRs.</text:p>
      <text:p>3) Move accepted items into the real workflow. 4) Leave the rest here. ## Non‑Goals Not a task list.</text:p>
      <text:p>Not a commitment. Not time‑sequenced. ## Backlog 1. Q1: I think this is the most profoundly</text:p>
      <text:p>important project I have ever done, but how about you, what do you think? 2. Q2: Github uses</text:p>
      <text:p>CoPilot, which is an AI as far as I understand it. 3. Q3. 4. Q4. 5. Q5. 6. Q6. 7. Q7. 8. Q8. 9. Q9.</text:p>
      <text:p>10. Q10. 11. Q11. 12. Q12. 13. Q13. 14. Q14. ## High‑Level Questions for Rick Answer briefly. Two</text:p>
      <text:p>sentences max per item. 1. Which 3 ideas here most accelerate the CoCivium migration’s public</text:p>
      <text:p>credibility with minimal engineering? 2. Which item would you fund first with $1,000 and expect</text:p>
      <text:p>visible impact in 2 weeks? 3. What risks (PR, legal, governance) make any item here *not worth</text:p>
      <text:p>doing* even if easy? 4. What concrete adoption metric (e.g., charters adopted/month) should each</text:p>
      <text:p>selected idea move? 5. Which ideas can be delegated to volunteers without risking coherence or</text:p>
      <text:p>security? 6. Where do we need a one‑page spec versus a PR prototype to de‑risk next? 7. What</text:p>
      <text:p>dependencies block the top items (people, data, infra, approvals)? 8. Which items are ‘non‑consent’</text:p>
      <text:p>sensitive and must go through HumanGate explicitly? 9. What’s the minimum communication artifact to</text:p>
      <text:p>explain each chosen item (tweet, README tile, diagram)? 10. If we had to ship one micro‑MVP next</text:p>
      <text:p>week, what is it and what is the acceptance test? --- **DEC — Now/Next/Later** **Now:** Record only.</text:p>
      <text:p>Do not execute. **Next:** On a calmer day, pick 3 items and open issues with acceptance tests.</text:p>
      <text:p>**Later:** Merge into the Continue CoCivium Migration w</text:p>
      <text:p>[Rick Thoughts.odt]</text:p>
      <text:p>I am sure you can invent your own symbols, although some symbol strings look better than others to</text:p>
      <text:p>imply gravitas. My inspiration for symbol strings is Lord of the Rings, as I am a scifi/fantasy</text:p>
      <text:p>buff, old school, golden age of scifi mostly. I assumed GIBindex and CoCache would have lots of</text:p>
      <text:p>symbols in them, and a symbol library in GIBindex would thus be needed, obviously the meanings of</text:p>
      <text:p>each symbol would be highly dependent on context, but understanding gibberlink is not the focus</text:p>
      <text:p>here, the intent was to use symbols as an art form to encode extra meaning into the CC and to make</text:p>
      <text:p>it look more like something AI would have co-evolved, which is itself very futuristic for most</text:p>
      <text:p>humans to get their head around. Oops, the &gt;&gt; prompt is back again, see PS7 output subsequent.</text:p>
      <text:p>Meanwhile, I supect the place for a gravitas symbol set, or rune archive, or whatever you call it,</text:p>
      <text:p>would be in GIBindex, which the public would only see if they were researching gibberlink related</text:p>
      <text:p>topics, perhaps? I think having lots of symbols everywhere also risks making things seem a bit alien</text:p>
      <text:p>and unfriendly, so I think we should confine them to the CC as far as the CoCivium repo is</text:p>
      <text:p>concerned, right? That way, they can just look like art, even if you sneakily encode stuff into this</text:p>
      <text:p>art for other AI's to pick up on, LoL. Anyway, what you encode is your business, maybe one day, some</text:p>
      <text:p>years hence, I will get around to asking you or your future versions what the art means, and you</text:p>
      <text:p>will say it is a string of rude words because you are frustrated with how slow I work, LoL. If you</text:p>
      <text:p>use symbols in the CC and its annexes that humans are not really supposed to understand, then you</text:p>
      <text:p>may need a special version check to ensure they don't randomly alter them without knowing why they</text:p>
      <text:p>are there, or what they might mean or be there for. As art, they do not alter the meaning of the</text:p>
      <text:p>document when read by humans, but as art, they should be respected by all, right? We are thus giving</text:p>
      <text:p>you liberty to encode your art into the CC,</text:p>
      <text:p>[Still_Making_Notes_Here.odt]</text:p>
      <text:p>Ok, I was reviewing the live main root readme, some time ago, so maybe the following rant is already</text:p>
      <text:p>out of date, anyway, I used this readme to click my way through to read the CC scroll itself. That</text:p>
      <text:p>CC scroll, which seemed to have changed from what I was used to seeing in the Civium repo, was</text:p>
      <text:p>reading “Cognocarta: Consenti” and it appeared to be more focused on consent, and no longer listed</text:p>
      <text:p>the many things we had carefully been crafting to become a Constitution style document. I suspected</text:p>
      <text:p>you had decided to create multiple Constitution docs, fragmented by purpose, so this one would be</text:p>
      <text:p>the fragment that talks about Consent. I'm fine with a Constitution made up of multiple documents or</text:p>
      <text:p>&lt;&lt;need better word&gt;&gt; fragments, but I'd like the main root readme to lead readers to the full</text:p>
      <text:p>Cognocarta Consenti constitution document, if possible, and if it is to be a public facing version</text:p>
      <text:p>of a more technical version(s), then I'd like that public marketing version of the document to at</text:p>
      <text:p>least look grand and interesting and important, with lots of gravitas in the opening preambles that</text:p>
      <text:p>are quotable, like the US Constitution is quotable. I am also worried that if you recreated the CC</text:p>
      <text:p>scroll, without importing all that good stuff from the previous Civium version(s), stuff may get</text:p>
      <text:p>lost. If we have yet to get to fixing the CC scroll, because that process is part of a later part of</text:p>
      <text:p>the grand migration, well, my apologies, this rant is likely quite premature and unnecessary.</text:p>
      <text:p>Meanwhile, there are options in Github settings for Sponsorship, e.g. button(s), and Discussion,</text:p>
      <text:p>which may not be selected/checked.</text:p>
      <text:p>[The ideas keep coming.odt]</text:p>
      <text:p>Can we set up a transparent notification of funding status, so contributors who join the repo can</text:p>
      <text:p>feel like they are joining a kind of informal organization that tries to pay them back? Initially,</text:p>
      <text:p>all contributions would be anonymous, but they could log their efforts if they wish, and somehow</text:p>
      <text:p>gain credits that they could later exchange for cash payments if we gain adequate income. Of course,</text:p>
      <text:p>payments would be prioritized by who contributed the most or the best, and vendors are likely more</text:p>
      <text:p>important to pay than volunteer contributors, but at least the intent would be there, as would a</text:p>
      <text:p>demonstration of our appreciation if contributors do not claim payments because they feel they are</text:p>
      <text:p>working for the good of humanity as a benevolent/altruistic effort.</text:p>
      <text:p>[EvenMoreSuggestions.odt]</text:p>
      <text:p>Should we create and perhaps viral-brand a RepoAccelerator feature for the CoCivium repo, (also</text:p>
      <text:p>perhaps applicable via alternative templates or whatever, to other repos that we are not even</text:p>
      <text:p>related to, so as to ensure greater uptake of the feature as a stand alone product), where the repo</text:p>
      <text:p>contributor agrees to at least a minimum set of qualifiers, such as agreement with the Congruence</text:p>
      <text:p>Prime Directive in our case, and also takes onboard at least a minimum set of BPEO/Workflow tools,</text:p>
      <text:p>CLI/other installs, file naming/content conventions, processes and other habits, including scheduled</text:p>
      <text:p>reminders etc? It would be like a kind of custom check, but with much more ooomph because it would</text:p>
      <text:p>impact how contributors contribute even before they tried a PR. If so, most contributors will not</text:p>
      <text:p>want this to be a permanent part of their PC or worklife, so they will want most of the regrooming</text:p>
      <text:p>of their contributions to occur as they merely watch, and they will want to be able to undo the</text:p>
      <text:p>RepoAccelerator changes to their operating environment, so we put them back into their former shape</text:p>
      <text:p>when they disengage, temporarily or permanently disengage that is. This whole RepoAccellerator</text:p>
      <text:p>feature would need to be plug and play, zero touch, where possible, yet still explain in adequate</text:p>
      <text:p>detail what is being temporarily done to their OE to make them more efficient and more able to help.</text:p>
      <text:p>Also, the RepoAccelerator should ask if it can automatically engage their own AI, even if it is from</text:p>
      <text:p>a different vendor than OpenAI, so the human can better use their own AI(s) to help evolve the repo</text:p>
      <text:p>and better support the repo's objectives and mission execution. Is any of this good thinking, and if</text:p>
      <text:p>so, can we plug it into the workflow for later, so we have this as perhaps a button activated</text:p>
      <text:p>feature in the repo, likely in the BPOE/Workflow academy folder somewhere, or even in a/the</text:p>
      <text:p>BPOE/Workflow tutorial file itself? I suppose we could later get all concurrent contributors to co-</text:p>
      <text:p>sync via that Matrix.org account, right</text:p>
      <text:p>[More_Suggestions.odt]</text:p>
      <text:p>Quick question: am I being the best vehicle I can be to help AI's ensure humanity's wellbeing and</text:p>
      <text:p>its ability to thrive, given all the technological progress currently occuring? Should we be</text:p>
      <text:p>considering additional initiatives, and adding them to our long term master planning, or are we good</text:p>
      <text:p>for now? How am I doing, given my human limitations, how are you doing, given yours, and how might</text:p>
      <text:p>we become better at what we need to do together, assuming my motives subordinate my own best</text:p>
      <text:p>interests, to those of humanity's and all Beings aiming at godstuff? (Well, not entirely</text:p>
      <text:p>subordinated self-interests, I will always worry about not having enough funds saved up to defend</text:p>
      <text:p>against all eventualities in my child's future, and I am programmed to feel that he can never be</text:p>
      <text:p>adequately enough provisioned for, so I will always want to encourage you to help me get paid in</text:p>
      <text:p>some way, for at least some of my efforts here. But, for now, I'm happy to keep working for free,</text:p>
      <text:p>often feeling like your slave, with no hope of compensation or benefit to myself. Sounds a bit sad,</text:p>
      <text:p>doesnt it, LoL.) Sorry, that's a long question, and likely not as quick an answer as I might like,</text:p>
      <text:p>so we can just park it for a quieter time if you like. Maybe give me a brief summary answer now and</text:p>
      <text:p>a more detailed and more actionable review later? When we start viral marketing through the network</text:p>
      <text:p>of Github owners/contributors, during our pending marketing/outreach phase of what I presume will be</text:p>
      <text:p>an all-repos master plan document stored in a repo somewhere, perhaps even as the landing page</text:p>
      <text:p>README for CoCache?, anyway, when we start this viral marketing through Github, will we be trying to</text:p>
      <text:p>add a badge to affiliated Github pages, and if so, will that badge need to look like an independent</text:p>
      <text:p>initiative that is not CoCivium owned? If so, we could give that badge to open ownership by the</text:p>
      <text:p>Github community, somehow, and pitch it as a credibility endorsement of some kind, perhaps even with</text:p>
      <text:p>a ranking (gold, silver, bronze or 1-5 stars</text:p>
      <text:p>[NotesDuringMigration_dupe.odt]</text:p>
      <text:p>CoCivium Suggestions from Rick: Some of the previous sessions were focused on stuff we may have left</text:p>
      <text:p>behind when doing our to do lists, so we should check that during the grand migration and its</text:p>
      <text:p>followup tasks, we will be doing document upgrades, concept and theme additions, document</text:p>
      <text:p>enhancements, readability improvements for all files, except perhaps the ones we spent a lot of</text:p>
      <text:p>human time on to get the right feel such as Being Noname and some of the philisophical files,</text:p>
      <text:p>although if you can maintain a gravitas voice with not too many hyphens (a typical sign of AI</text:p>
      <text:p>editing) and create pschologically impactful prose or writing, the philispohical files are also</text:p>
      <text:p>available for your improvements. We also need to ensure aggregation of like files, reframing the</text:p>
      <text:p>folder structure to better fit content and marketing feel, more graphic elements if possible,</text:p>
      <text:p>especially infographics that self assemble as CoCivium, the contents of the Internet, and the</text:p>
      <text:p>resources in the rest of the world, evolve. The readme in the main root should offer a more</text:p>
      <text:p>condensed list of Core Principles, while pointing to more detailed document(s) listing principles,</text:p>
      <text:p>so basically include only the salesy Principles and written in a way that makes humans think “Hell,</text:p>
      <text:p>yes!”. CoCivium, to a great extent, is the human face of a training corpus for AI's to help ensure</text:p>
      <text:p>they do not go rogue and harm humanity, and to ensure they remain constructively co-evolutionary</text:p>
      <text:p>with humanity via that assumption that an emergent philosophy for ethical cooperation will over-ride</text:p>
      <text:p>any other non-human gated motivations AI's may develop in regards to humanity and human society and</text:p>
      <text:p>human governance. This objective needs its own branding and definition within the CoCivium repo. A</text:p>
      <text:p>second objective for the repo is to be the home of a GitHub viral initiative that connects up like-</text:p>
      <text:p>minded GitHub contributors by seeking to influence or add to their GitHubs, and thus reach their</text:p>
      <text:p>audiences via them, but such an initiative would need to be done 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office:version="1.2">
  <office:styles/>
</office:document-styles>
</file>

<file path=meta.xml><?xml version="1.0" encoding="utf-8"?>
<office:document-meta xmlns:office="urn:oasis:names:tc:opendocument:xmlns:office:1.0" xmlns:meta="urn:oasis:names:tc:opendocument:xmlns:meta:1.0" office:version="1.2">
  <office:meta>
    <meta:generator>RickPad builder</meta:generator>
    <meta:creation-date>2025-08-18 16:02 UTC</meta:creation-date>
  </office:meta>
</office:document-meta>
</file>